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in" fo:margin-right="0in" fo:orphans="1" fo:text-indent="0in" style:auto-text-indent="false"/>
    </style:style>
    <style:style style:name="P2" style:family="paragraph" style:parent-style-name="Heading_20_2">
      <style:paragraph-properties fo:orphans="1"/>
    </style:style>
    <style:style style:name="P3" style:family="paragraph" style:parent-style-name="Text_20_body">
      <style:paragraph-properties fo:orphans="1"/>
    </style:style>
    <style:style style:name="P4" style:family="paragraph" style:parent-style-name="Text_20_body" style:list-style-name="L1">
      <style:paragraph-properties fo:margin-top="0in" fo:margin-bottom="0in" style:contextual-spacing="false" fo:orphans="1"/>
    </style:style>
    <style:style style:name="P5" style:family="paragraph" style:parent-style-name="Text_20_body" style:list-style-name="L1">
      <style:paragraph-properties fo:orphans="1"/>
    </style:style>
    <style:style style:name="P6" style:family="paragraph" style:parent-style-name="Text_20_body" style:list-style-name="L2">
      <style:paragraph-properties fo:margin-top="0in" fo:margin-bottom="0in" style:contextual-spacing="false" fo:orphans="1"/>
    </style:style>
    <style:style style:name="P7" style:family="paragraph" style:parent-style-name="Text_20_body" style:list-style-name="L2">
      <style:paragraph-properties fo:orphans="1"/>
    </style:style>
    <style:style style:name="P8" style:family="paragraph" style:parent-style-name="Preformatted_20_Text">
      <loext:graphic-properties draw:fill="none" draw:fill-color="#ffffff"/>
      <style:paragraph-properties fo:margin-left="0in" fo:margin-right="0in" fo:line-height="150%" fo:text-align="start" style:justify-single-word="false" fo:orphans="1" fo:text-indent="0in" style:auto-text-indent="false" fo:background-color="transparent" fo:padding="0in" fo:border="none"/>
    </style:style>
    <style:style style:name="P9" style:family="paragraph" style:parent-style-name="Preformatted_20_Text">
      <loext:graphic-properties draw:fill="none" draw:fill-color="#ffffff"/>
      <style:paragraph-properties fo:margin-left="0in" fo:margin-right="0in" fo:line-height="150%" fo:text-align="start" style:justify-single-word="false" fo:orphans="1" fo:background-color="transparent" fo:padding="0in" fo:border="none"/>
    </style:style>
    <style:style style:name="P10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line-height="150%" fo:text-align="start" style:justify-single-word="false" fo:orphans="1" fo:background-color="transparent" fo:padding="0in" fo:border="none"/>
    </style:style>
    <style:style style:name="P11" style:family="paragraph" style:parent-style-name="Text_20_body">
      <style:paragraph-properties fo:margin-left="0in" fo:margin-right="0in" fo:orphans="1" fo:text-indent="0in" style:auto-text-indent="false"/>
    </style:style>
    <style:style style:name="P12" style:family="paragraph" style:parent-style-name="Preformatted_20_Text">
      <loext:graphic-properties draw:fill="none" draw:fill-color="#ffffff"/>
      <style:paragraph-properties fo:margin-left="0in" fo:margin-right="0in" fo:line-height="150%" fo:text-align="start" style:justify-single-word="false" fo:orphans="1" fo:text-indent="0in" style:auto-text-indent="false" fo:background-color="transparent" fo:padding="0in" fo:border="none"/>
      <style:text-properties fo:font-style="italic"/>
    </style:style>
    <style:style style:name="P13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line-height="150%" fo:text-align="start" style:justify-single-word="false" fo:orphans="1" fo:text-indent="0in" style:auto-text-indent="false" fo:background-color="transparent" fo:padding="0in" fo:border="none"/>
    </style:style>
    <style:style style:name="P14" style:family="paragraph" style:parent-style-name="Text_20_body" style:list-style-name="L3">
      <style:paragraph-properties fo:margin-top="0in" fo:margin-bottom="0in" style:contextual-spacing="false" fo:orphans="1"/>
    </style:style>
    <style:style style:name="P15" style:family="paragraph" style:parent-style-name="Text_20_body" style:list-style-name="L3">
      <style:paragraph-properties fo:orphans="1"/>
    </style:style>
    <style:style style:name="P16" style:family="paragraph" style:parent-style-name="Text_20_body" style:list-style-name="L4">
      <style:paragraph-properties fo:margin-top="0in" fo:margin-bottom="0in" style:contextual-spacing="false" fo:orphans="1"/>
    </style:style>
    <style:style style:name="P17" style:family="paragraph" style:parent-style-name="Text_20_body" style:list-style-name="L4">
      <style:paragraph-properties fo:orphans="1"/>
    </style:style>
    <style:style style:name="P18" style:family="paragraph" style:parent-style-name="Text_20_body">
      <style:paragraph-properties fo:margin-left="0in" fo:margin-right="0in" fo:text-indent="0in" style:auto-text-indent="false" fo:padding="0.0193in" fo:border="0.06pt solid #1f1e1d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loext:padding="0.0193in" loext:border="0.06pt solid #1f1e1d"/>
    </style:style>
    <style:style style:name="P20" style:family="paragraph" style:parent-style-name="Preformatted_20_Text">
      <style:paragraph-properties fo:margin-left="0in" fo:margin-right="0in" fo:text-indent="0in" style:auto-text-indent="false" fo:padding="0.0193in" fo:border="0.06pt solid #1f1e1d"/>
    </style:style>
    <style:style style:name="P2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.0193in" fo:border="0.06pt solid #1f1e1d"/>
    </style:style>
    <style:style style:name="P22" style:family="paragraph" style:parent-style-name="Text_20_body">
      <style:paragraph-properties fo:margin-left="0in" fo:margin-right="0in" fo:text-indent="0in" style:auto-text-indent="false" fo:padding="0.0193in" fo:border="0.06pt solid #1f1e1d"/>
      <style:text-properties loext:padding="0.0193in" loext:border="0.06pt solid #1f1e1d"/>
    </style:style>
    <style:style style:name="P23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.0193in" fo:border="0.06pt solid #1f1e1d"/>
    </style:style>
    <style:style style:name="P24" style:family="paragraph" style:parent-style-name="Text_20_body" style:list-style-name="L5">
      <style:paragraph-properties fo:margin-left="0in" fo:margin-right="0in" fo:text-indent="0in" style:auto-text-indent="false" fo:padding="0.0193in" fo:border="0.06pt solid #1f1e1d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.0193in" loext:border="0.06pt solid #1f1e1d"/>
    </style:style>
    <style:style style:name="T1" style:family="text">
      <style:text-properties fo:color="#383a42" loext:opacity="100%" fo:font-family="'var font-mono'" fo:background-color="transparent" loext:char-shading-value="0"/>
    </style:style>
    <style:style style:name="T2" style:family="text">
      <style:text-properties fo:color="#4078f2" loext:opacity="100%" fo:font-family="'var font-mono'" fo:background-color="transparent" loext:char-shading-value="0"/>
    </style:style>
    <style:style style:name="T3" style:family="text">
      <style:text-properties fo:color="#a0a1a7" loext:opacity="100%" fo:font-family="'var font-mono'" fo:background-color="transparent" loext:char-shading-value="0"/>
    </style:style>
    <style:style style:name="T4" style:family="text">
      <style:text-properties fo:color="#a0a1a7" loext:opacity="100%" fo:font-family="'var font-mono'" fo:font-style="italic" fo:background-color="transparent" loext:char-shading-value="0"/>
    </style:style>
    <style:style style:name="T5" style:family="text">
      <style:text-properties officeooo:rsid="00131db4"/>
    </style:style>
    <style:style style:name="T6" style:family="text">
      <style:text-properties loext:padding="0.0193in" loext:border="0.06pt solid #1f1e1d"/>
    </style:style>
    <style:style style:name="T7" style:family="text">
      <style:text-properties loext:padding="0.0193in" loext:border="0.06pt solid #1f1e1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&amp;copy Command: rsync Front-End Implementation</text:h>
      <text:h text:style-name="P2" text:outline-level="2">Architecture Decision</text:h>
      <text:p text:style-name="P3">The <text:span text:style-name="Source_20_Text">&amp;copy</text:span> command will serve as a natural language front-end to rsync rather than implementing file copying functionality directly. This approach leverages rsync's decades of optimization and robust handling of edge cases while providing Newbie's discoverable syntax.</text:p>
      <text:h text:style-name="P2" text:outline-level="2">Design Rationale</text:h>
      <text:p text:style-name="P3"><text:span text:style-name="Strong_20_Emphasis">Why rsync as backend:</text:span></text:p>
      <text:list text:style-name="L1">
        <text:list-item>
          <text:p text:style-name="P4">Handles complex scenarios: partial transfers, network interruptions, permission preservation </text:p>
        </text:list-item>
        <text:list-item>
          <text:p text:style-name="P4">Optimized delta transfers and compression </text:p>
        </text:list-item>
        <text:list-item>
          <text:p text:style-name="P4">Battle-tested across different filesystems and conditions </text:p>
        </text:list-item>
        <text:list-item>
          <text:p text:style-name="P4">Extensive option set covers virtually all file operation scenarios </text:p>
        </text:list-item>
        <text:list-item>
          <text:p text:style-name="P5">Superior error handling and recovery mechanisms </text:p>
        </text:list-item>
      </text:list>
      <text:p text:style-name="P3"><text:span text:style-name="Strong_20_Emphasis">Implementation benefits:</text:span></text:p>
      <text:list text:style-name="L2">
        <text:list-item>
          <text:p text:style-name="P6">Reduced code complexity and maintenance burden </text:p>
        </text:list-item>
        <text:list-item>
          <text:p text:style-name="P6">Fewer security vulnerabilities than custom file handling </text:p>
        </text:list-item>
        <text:list-item>
          <text:p text:style-name="P6">Better compatibility with existing system configurations </text:p>
        </text:list-item>
        <text:list-item>
          <text:p text:style-name="P7">Focus development effort on natural language interface value </text:p>
        </text:list-item>
      </text:list>
      <text:h text:style-name="P2" text:outline-level="2">Natural Language Mapping</text:h>
      <text:p text:style-name="P3">Core modifiers map to rsync flags:</text:p>
      <text:p text:style-name="P8"><text:span text:style-name="Source_20_Text"><text:span text:style-name="T1">&amp;preserve <text:s text:c="9"/>→ -a (archive mode: permissions, timestamps, ownership)</text:span></text:span></text:p>
      <text:p text:style-name="P9"><text:span text:style-name="Source_20_Text"><text:span text:style-name="T1">&amp;verify <text:s text:c="11"/>→ --checksum (verify transfers via checksums)</text:span></text:span></text:p>
      <text:p text:style-name="P9"><text:span text:style-name="Source_20_Text"><text:span text:style-name="T1">&amp;sync <text:s text:c="13"/>→ --delete (mirror mode: remove extra files in destination)</text:span></text:span></text:p>
      <text:p text:style-name="P9"><text:span text:style-name="Source_20_Text"><text:span text:style-name="T1">&amp;compress <text:s text:c="9"/>→ -z (compress during transfer)</text:span></text:span></text:p>
      <text:p text:style-name="P9"><text:span text:style-name="Source_20_Text"><text:span text:style-name="T1">&amp;resume <text:s text:c="11"/>→ --partial (resume interrupted transfers)</text:span></text:span></text:p>
      <text:p text:style-name="P9"><text:span text:style-name="Source_20_Text"><text:span text:style-name="T1">&amp;progress <text:s text:c="9"/>→ --progress (show transfer progress)</text:span></text:span></text:p>
      <text:p text:style-name="P9"><text:span text:style-name="Source_20_Text"><text:span text:style-name="T1">&amp;bandwidth 100KB <text:s text:c="2"/>→ --bwlimit=100 (limit transfer rate)</text:span></text:span></text:p>
      <text:p text:style-name="P9"><text:span text:style-name="Source_20_Text"><text:span text:style-name="T1">&amp;exclude *.tmp <text:s text:c="4"/>→ --exclude='*.tmp' (exclude patterns)</text:span></text:span></text:p>
      <text:p text:style-name="P9"><text:span text:style-name="Source_20_Text"><text:span text:style-name="T1">&amp;dry_run <text:s text:c="10"/>→ --dry-run (preview operations)</text:span></text:span></text:p>
      <text:p text:style-name="P10"><text:span text:style-name="Source_20_Text"><text:span text:style-name="T1">&amp;verbose <text:s text:c="10"/>→ -v (detailed output)</text:span></text:span></text:p>
      <text:h text:style-name="P2" text:outline-level="2"><text:soft-page-break/>Command Examples</text:h>
      <text:p text:style-name="P11">bash</text:p>
      <text:p text:style-name="P8"><text:span text:style-name="Source_20_Text"><text:span text:style-name="T1">newbie</text:span></text:span></text:p>
      <text:p text:style-name="P8"><text:span text:style-name="Source_20_Text"><text:span text:style-name="T2">&amp;</text:span></text:span><text:span text:style-name="Source_20_Text"><text:span text:style-name="T1">copy source/ </text:span></text:span><text:span text:style-name="Source_20_Text"><text:span text:style-name="T2">&amp;</text:span></text:span><text:span text:style-name="Source_20_Text"><text:span text:style-name="T1">to destination/ </text:span></text:span><text:span text:style-name="Source_20_Text"><text:span text:style-name="T2">&amp;</text:span></text:span><text:span text:style-name="Source_20_Text"><text:span text:style-name="T1">preserve</text:span></text:span></text:p>
      <text:p text:style-name="P12"><text:span text:style-name="Source_20_Text"><text:span text:style-name="T3"># → rsync -a source/ destination/</text:span></text:span></text:p>
      <text:p text:style-name="P9"/>
      <text:p text:style-name="P8"><text:span text:style-name="Source_20_Text"><text:span text:style-name="T2">&amp;</text:span></text:span><text:span text:style-name="Source_20_Text"><text:span text:style-name="T1">copy files/ </text:span></text:span><text:span text:style-name="Source_20_Text"><text:span text:style-name="T2">&amp;</text:span></text:span><text:span text:style-name="Source_20_Text"><text:span text:style-name="T1">to backup/ </text:span></text:span><text:span text:style-name="Source_20_Text"><text:span text:style-name="T2">&amp;sync</text:span></text:span><text:span text:style-name="Source_20_Text"><text:span text:style-name="T1"> </text:span></text:span><text:span text:style-name="Source_20_Text"><text:span text:style-name="T2">&amp;</text:span></text:span><text:span text:style-name="Source_20_Text"><text:span text:style-name="T1">verify</text:span></text:span></text:p>
      <text:p text:style-name="P12"><text:span text:style-name="Source_20_Text"><text:span text:style-name="T3"># → rsync -a --delete --checksum files/ backup/</text:span></text:span></text:p>
      <text:p text:style-name="P9"/>
      <text:p text:style-name="P8"><text:span text:style-name="Source_20_Text"><text:span text:style-name="T2">&amp;</text:span></text:span><text:span text:style-name="Source_20_Text"><text:span text:style-name="T1">copy large_dataset/ </text:span></text:span><text:span text:style-name="Source_20_Text"><text:span text:style-name="T2">&amp;</text:span></text:span><text:span text:style-name="Source_20_Text"><text:span text:style-name="T1">to remote_server/ </text:span></text:span><text:span text:style-name="Source_20_Text"><text:span text:style-name="T2">&amp;</text:span></text:span><text:span text:style-name="Source_20_Text"><text:span text:style-name="T1">compress </text:span></text:span><text:span text:style-name="Source_20_Text"><text:span text:style-name="T2">&amp;</text:span></text:span><text:span text:style-name="Source_20_Text"><text:span text:style-name="T1">progress </text:span></text:span><text:span text:style-name="Source_20_Text"><text:span text:style-name="T2">&amp;</text:span></text:span><text:span text:style-name="Source_20_Text"><text:span text:style-name="T1">bandwidth 1MB</text:span></text:span></text:p>
      <text:p text:style-name="P12"><text:span text:style-name="Source_20_Text"><text:span text:style-name="T3"># → rsync -az --progress --bwlimit=1000 large_dataset/ remote_server/</text:span></text:span></text:p>
      <text:p text:style-name="P9"/>
      <text:p text:style-name="P8"><text:span text:style-name="Source_20_Text"><text:span text:style-name="T2">&amp;</text:span></text:span><text:span text:style-name="Source_20_Text"><text:span text:style-name="T1">copy project/ </text:span></text:span><text:span text:style-name="Source_20_Text"><text:span text:style-name="T2">&amp;</text:span></text:span><text:span text:style-name="Source_20_Text"><text:span text:style-name="T1">to backup/ </text:span></text:span><text:span text:style-name="Source_20_Text"><text:span text:style-name="T2">&amp;</text:span></text:span><text:span text:style-name="Source_20_Text"><text:span text:style-name="T1">exclude *.log </text:span></text:span><text:span text:style-name="Source_20_Text"><text:span text:style-name="T2">&amp;</text:span></text:span><text:span text:style-name="Source_20_Text"><text:span text:style-name="T1">exclude *.tmp </text:span></text:span><text:span text:style-name="Source_20_Text"><text:span text:style-name="T2">&amp;</text:span></text:span><text:span text:style-name="Source_20_Text"><text:span text:style-name="T1">dry_run</text:span></text:span></text:p>
      <text:p text:style-name="P13"><text:span text:style-name="Source_20_Text"><text:span text:style-name="T4"># → rsync -a --exclude='*.log' --exclude='*.tmp' --dry-run project/ backup/</text:span></text:span></text:p>
      <text:h text:style-name="P2" text:outline-level="2">Implementation Strategy</text:h>
      <text:list text:style-name="L3">
        <text:list-item>
          <text:p text:style-name="P14"><text:span text:style-name="Strong_20_Emphasis">Parser Integration</text:span>: Use existing modifier parsing system to collect natural language options </text:p>
        </text:list-item>
        <text:list-item>
          <text:p text:style-name="P14"><text:span text:style-name="Strong_20_Emphasis">Command Building</text:span>: Construct rsync command string from parsed modifiers </text:p>
        </text:list-item>
        <text:list-item>
          <text:p text:style-name="P14"><text:span text:style-name="Strong_20_Emphasis">Process Execution</text:span>: Spawn rsync process with built arguments </text:p>
        </text:list-item>
        <text:list-item>
          <text:p text:style-name="P14"><text:span text:style-name="Strong_20_Emphasis">Output Streaming</text:span>: Stream rsync output back to user while maintaining Newbie's output formatting principles </text:p>
        </text:list-item>
        <text:list-item>
          <text:p text:style-name="P15"><text:span text:style-name="Strong_20_Emphasis">Error Handling</text:span>: Translate rsync error codes to helpful Newbie error messages </text:p>
        </text:list-item>
      </text:list>
      <text:h text:style-name="P2" text:outline-level="2">Architecture Compliance</text:h>
      <text:list text:style-name="L4">
        <text:list-item>
          <text:p text:style-name="P16"><text:span text:style-name="Strong_20_Emphasis">Memory Constraints</text:span>: No large data structures - rsync handles file streaming </text:p>
        </text:list-item>
        <text:list-item>
          <text:p text:style-name="P16"><text:span text:style-name="Strong_20_Emphasis">Fixed Buffers</text:span>: Command building uses existing fixed-size argument arrays </text:p>
        </text:list-item>
        <text:list-item>
          <text:p text:style-name="P16"><text:span text:style-name="Strong_20_Emphasis">Streaming</text:span>: rsync output streamed line-by-line to user </text:p>
        </text:list-item>
        <text:list-item>
          <text:p text:style-name="P17"><text:span text:style-name="Strong_20_Emphasis">Universal &amp; Prefix</text:span>: All modifiers use consistent &amp; prefix syntax </text:p>
        </text:list-item>
      </text:list>
      <text:p text:style-name="P3">This approach provides comprehensive file operation capabilities through familiar natural language syntax while maintaining Newbie's architectural principles and leveraging proven system tools.</text:p>
      <text:p text:style-name="Standard"><text:line-break/><text:span text:style-name="T5">But…<text:line-break/></text:span><text:span text:style-name="T6">well my thinking is the command line that gets produced before execution in newbie is essentially a newbie &amp;call command, in this case for rsync</text:span></text:p>
      <text:p text:style-name="P18"><text:soft-page-break/><text:span text:style-name="T6">That's a smart architectural insight. If you implement </text:span><text:span text:style-name="Source_20_Text"><text:span text:style-name="T7">&amp;call</text:span></text:span><text:span text:style-name="T6"> first, then </text:span><text:span text:style-name="Source_20_Text"><text:span text:style-name="T7">&amp;copy</text:span></text:span><text:span text:style-name="T6"> becomes essentially:</text:span></text:p>
      <text:p text:style-name="P19">rust</text:p>
      <text:p text:style-name="P20"><text:span text:style-name="Source_20_Text"><text:span text:style-name="T6">// &amp;copy builds rsync command, then uses &amp;call to execute it</text:span></text:span></text:p>
      <text:p text:style-name="P21"><text:span text:style-name="Source_20_Text"><text:span text:style-name="T6">&amp;call rsync -a --delete --checksum files/ backup/</text:span></text:span></text:p>
      <text:p text:style-name="P22">This creates a clean separation of concerns:</text:p>
      <text:list text:style-name="L5">
        <text:list-item>
          <text:p text:style-name="P23"><text:span text:style-name="Source_20_Text"><text:span text:style-name="T7">&amp;call</text:span></text:span><text:span text:style-name="T6"> handles the generic process execution, argument passing, and output streaming</text:span></text:p>
        </text:list-item>
        <text:list-item>
          <text:p text:style-name="P23"><text:span text:style-name="Source_20_Text"><text:span text:style-name="T7">&amp;copy</text:span></text:span><text:span text:style-name="T6"> handles the natural language to rsync flag translation</text:span></text:p>
        </text:list-item>
        <text:list-item>
          <text:p text:style-name="P24"><text:span text:style-name="Source_20_Text"><text:span text:style-name="T7">&amp;admin</text:span></text:span><text:span text:style-name="T6"> would layer sudo on top of </text:span><text:span text:style-name="Source_20_Text"><text:span text:style-name="T7">&amp;call</text:span></text:span></text:p>
        </text:list-item>
      </text:list>
      <text:p text:style-name="P18"><text:span text:style-name="T6">The command building phase creates a command line string, and the execution phase is always fundamentally a </text:span><text:span text:style-name="Source_20_Text"><text:span text:style-name="T7">&amp;call</text:span></text:span><text:span text:style-name="T6"> operation. This unifies the execution model and reduces code duplication.</text:span></text:p>
      <text:p text:style-name="P18"><text:span text:style-name="T6">It also means you can test process execution independently with simple commands before adding the complexity of rsync flag mapping. And users could potentially access rsync directly if they wanted: </text:span><text:span text:style-name="Source_20_Text"><text:span text:style-name="T7">&amp;call rsync --help</text:span></text:span><text:span text:style-name="T6"> or </text:span><text:span text:style-name="Source_20_Text"><text:span text:style-name="T7">&amp;admin &amp;call rsync ...</text:span></text:span><text:span text:style-name="T6"> for privileged operations.</text:span></text:p>
      <text:p text:style-name="P18"><text:span text:style-name="T6">Makes the implementation path clearer: </text:span><text:span text:style-name="Source_20_Text"><text:span text:style-name="T7">&amp;call</text:span></text:span><text:span text:style-name="T6"> first, then </text:span><text:span text:style-name="Source_20_Text"><text:span text:style-name="T7">&amp;copy</text:span></text:span><text:span text:style-name="T6"> as a specialized command builder that feeds into </text:span><text:span text:style-name="Source_20_Text"><text:span text:style-name="T7">&amp;call</text:span></text:span><text:span text:style-name="T6">.</text:span></text:p>
      <text:p text:style-name="P2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13:05:31.007751823</meta:creation-date>
    <dc:date>2025-09-23T13:09:24.067193860</dc:date>
    <meta:editing-duration>PT3M53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3" meta:paragraph-count="62" meta:word-count="588" meta:character-count="4140" meta:non-whitespace-character-count="3545"/>
  </office:meta>
</office:document-meta>
</file>